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onnées enzymes Km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_réaction</text:p>
          </table:table-cell>
          <table:table-cell office:value-type="string">
            <text:p>ID_enzyme</text:p>
          </table:table-cell>
          <table:table-cell office:value-type="string">
            <text:p>ID_compound</text:p>
          </table:table-cell>
          <table:table-cell office:value-type="string">
            <text:p>espèce</text:p>
          </table:table-cell>
          <table:table-cell office:value-type="string">
            <text:p>Km</text:p>
          </table:table-cell>
          <table:table-cell office:value-type="string">
            <text:p>mutant (Km)</text:p>
          </table:table-cell>
          <table:table-cell office:value-type="string">
            <text:p>ph (Km)</text:p>
          </table:table-cell>
          <table:table-cell office:value-type="string">
            <text:p>T°C (Km)</text:p>
          </table:table-cell>
          <table:table-cell office:value-type="string">
            <text:p>autre (Km)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9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1.5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in the absence of activator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3</text:p>
          </table:table-cell>
          <table:table-cell office:value-type="string">
            <text:p>none</text:p>
          </table:table-cell>
          <table:table-cell office:value-type="string">
            <text:p> <text:s/>6.0</text:p>
          </table:table-cell>
          <table:table-cell office:value-type="string">
            <text:p> 25 </text:p>
          </table:table-cell>
          <table:table-cell office:value-type="string">
            <text:p> <text:s/>wild type enzyme + <text:s text:c="2"/>in thepresence of K+ + <text:s text:c="2"/>in 50 mM Mes-Tris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61</text:p>
          </table:table-cell>
          <table:table-cell office:value-type="string">
            <text:p>none</text:p>
          </table:table-cell>
          <table:table-cell office:value-type="string">
            <text:p> <text:s/>6.0</text:p>
          </table:table-cell>
          <table:table-cell office:value-type="string">
            <text:p> 25 </text:p>
          </table:table-cell>
          <table:table-cell office:value-type="string">
            <text:p> <text:s/>wild type enzyme + <text:s text:c="2"/>in the absenceof K+ + <text:s text:c="2"/>in 50 mM Mes-Tris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24</text:p>
          </table:table-cell>
          <table:table-cell office:value-type="string">
            <text:p> mutant enzyme E117K</text:p>
          </table:table-cell>
          <table:table-cell office:value-type="string">
            <text:p> <text:s/>6.0</text:p>
          </table:table-cell>
          <table:table-cell office:value-type="string">
            <text:p> 25 </text:p>
          </table:table-cell>
          <table:table-cell office:value-type="string">
            <text:p> <text:s/>in theabsence of K+ + <text:s text:c="2"/>in 50 mM Mes-Tris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24</text:p>
          </table:table-cell>
          <table:table-cell office:value-type="string">
            <text:p>none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 wild-type enzyme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</text:p>
          </table:table-cell>
          <table:table-cell office:value-type="string">
            <text:p>none</text:p>
          </table:table-cell>
          <table:table-cell office:value-type="string">
            <text:p> <text:s/>6.8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inthe presence of D-fructose 1 + <text:s/>6-bisphosphate <text:s/>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0003</text:p>
          </table:table-cell>
          <table:table-cell office:value-type="string">
            <text:p> Y235F mutant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Vmax = 0.6micromol/min/mg <text:s/>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0018</text:p>
          </table:table-cell>
          <table:table-cell office:value-type="string">
            <text:p> Y235A mutant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Vmax = 1.1micromol/min/mg <text:s/>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0018</text:p>
          </table:table-cell>
          <table:table-cell office:value-type="string">
            <text:p> Y235S mutant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Vmax = 1.2 micromol/min/mg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0019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wild-type + <text:s text:c="2"/>Vmax = 3.8micromol/min/mg <text:s/>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1.2</text:p>
          </table:table-cell>
          <table:table-cell office:value-type="string">
            <text:p> mutant PKM2G415R</text:p>
          </table:table-cell>
          <table:table-cell office:value-type="string">
            <text:p> <text:s/>7.6</text:p>
          </table:table-cell>
          <table:table-cell office:value-type="string">
            <text:p> 37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2.1</text:p>
          </table:table-cell>
          <table:table-cell office:value-type="string">
            <text:p>none</text:p>
          </table:table-cell>
          <table:table-cell office:value-type="string">
            <text:p> <text:s/>8.0</text:p>
          </table:table-cell>
          <table:table-cell office:value-type="string">
            <text:p> 32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7</text:p>
          </table:table-cell>
          <table:table-cell office:value-type="string">
            <text:p>none</text:p>
          </table:table-cell>
          <table:table-cell office:value-type="string">
            <text:p> <text:s/>8.0</text:p>
          </table:table-cell>
          <table:table-cell office:value-type="string">
            <text:p> 32</text:p>
          </table:table-cell>
          <table:table-cell office:value-type="string">
            <text:p> activation by 2 mM D-fructose-1 + <text:s/>6-bisphosphate <text:s/>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7</text:p>
          </table:table-cell>
          <table:table-cell office:value-type="string">
            <text:p>none</text:p>
          </table:table-cell>
          <table:table-cell office:value-type="string">
            <text:p> 7.5</text:p>
          </table:table-cell>
          <table:table-cell office:value-type="string">
            <text:p> 25 </text:p>
          </table:table-cell>
          <table:table-cell office:value-type="string">
            <text:p> <text:s/>cPK3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7</text:p>
          </table:table-cell>
          <table:table-cell office:value-type="string">
            <text:p>none</text:p>
          </table:table-cell>
          <table:table-cell office:value-type="string">
            <text:p> <text:s/>7.5</text:p>
          </table:table-cell>
          <table:table-cell office:value-type="string">
            <text:p> 25 </text:p>
          </table:table-cell>
          <table:table-cell office:value-type="string">
            <text:p> <text:s/>cPK4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372</text:p>
          </table:table-cell>
          <table:table-cell office:value-type="string">
            <text:p> mutant C436A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112</text:p>
          </table:table-cell>
          <table:table-cell office:value-type="string">
            <text:p> mutant C436M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345</text:p>
          </table:table-cell>
          <table:table-cell office:value-type="string">
            <text:p> mutant C436H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703</text:p>
          </table:table-cell>
          <table:table-cell office:value-type="string">
            <text:p> mutant C436N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552</text:p>
          </table:table-cell>
          <table:table-cell office:value-type="string">
            <text:p> mutant S12D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802</text:p>
          </table:table-cell>
          <table:table-cell office:value-type="string">
            <text:p> mutant C436S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768</text:p>
          </table:table-cell>
          <table:table-cell office:value-type="string">
            <text:p> mutant C436T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804</text:p>
          </table:table-cell>
          <table:table-cell office:value-type="string">
            <text:p> mutant C436D</text:p>
          </table:table-cell>
          <table:table-cell office:value-type="string">
            <text:p> <text:s/>none</text:p>
          </table:table-cell>
          <table:table-cell office:value-type="string">
            <text:p> 30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475</text:p>
          </table:table-cell>
          <table:table-cell office:value-type="string">
            <text:p> mutant PKM2G415R</text:p>
          </table:table-cell>
          <table:table-cell office:value-type="string">
            <text:p> <text:s/>7.6</text:p>
          </table:table-cell>
          <table:table-cell office:value-type="string">
            <text:p>37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051500000000000004</text:p>
          </table:table-cell>
          <table:table-cell office:value-type="string">
            <text:p>none</text:p>
          </table:table-cell>
          <table:table-cell office:value-type="string">
            <text:p> <text:s/>7.5 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051500000000000004</text:p>
          </table:table-cell>
          <table:table-cell office:value-type="string">
            <text:p>none</text:p>
          </table:table-cell>
          <table:table-cell office:value-type="string">
            <text:p> <text:s/>7.9 </text:p>
          </table:table-cell>
          <table:table-cell office:value-type="string">
            <text:p> 25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051500000000000004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in the absence of fructose 1 + <text:s/>6-diphosphate <text:s/>+ 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051500000000000004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in thepresence of fructose 1 + <text:s/>6-diphosphate <text:s/>+ 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051500000000000004</text:p>
          </table:table-cell>
          <table:table-cell office:value-type="string">
            <text:p>none</text:p>
          </table:table-cell>
          <table:table-cell office:value-type="string">
            <text:p> <text:s/>7.0</text:p>
          </table:table-cell>
          <table:table-cell office:value-type="string">
            <text:p> 20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051500000000000004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2 isozymes with different kinetic mechanisms <text:s/>+ 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18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cosubstrate ADP + 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18</text:p>
          </table:table-cell>
          <table:table-cell office:value-type="string">
            <text:p>none</text:p>
          </table:table-cell>
          <table:table-cell office:value-type="string">
            <text:p> <text:s/>7.4</text:p>
          </table:table-cell>
          <table:table-cell office:value-type="string">
            <text:p> 37 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18</text:p>
          </table:table-cell>
          <table:table-cell office:value-type="string">
            <text:p>none</text:p>
          </table:table-cell>
          <table:table-cell office:value-type="string">
            <text:p> <text:s/>7.0 </text:p>
          </table:table-cell>
          <table:table-cell office:value-type="string">
            <text:p> 25</text:p>
          </table:table-cell>
          <table:table-cell office:value-type="string">
            <text:p> <text:s/>L-type isozyme + 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Bos taurus</text:p>
          </table:table-cell>
          <table:table-cell office:value-type="string">
            <text:p>0.18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none</text:p>
          </table:table-cell>
          <table:table-cell office:value-type="string">
            <text:p> <text:s/>isozyme PKp <text:s/>+ </text:p>
          </table:table-cell>
        </table:table-row>
      </table:table>
      <table:table table:name="données enzymes Kca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_réaction</text:p>
          </table:table-cell>
          <table:table-cell office:value-type="string">
            <text:p>ID_enzyme</text:p>
          </table:table-cell>
          <table:table-cell office:value-type="string">
            <text:p>ID_compound</text:p>
          </table:table-cell>
          <table:table-cell office:value-type="string">
            <text:p>espèce</text:p>
          </table:table-cell>
          <table:table-cell office:value-type="string">
            <text:p>Kcat</text:p>
          </table:table-cell>
          <table:table-cell office:value-type="string">
            <text:p>mutant (Kcat)</text:p>
          </table:table-cell>
          <table:table-cell office:value-type="string">
            <text:p>ph (Kcat)</text:p>
          </table:table-cell>
          <table:table-cell office:value-type="string">
            <text:p>T°C (Kcat)</text:p>
          </table:table-cell>
          <table:table-cell office:value-type="string">
            <text:p>autre (Kcat)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3.2</text:p>
          </table:table-cell>
          <table:table-cell office:value-type="string">
            <text:p>none</text:p>
          </table:table-cell>
          <table:table-cell office:value-type="string">
            <text:p> <text:s/>6.0</text:p>
          </table:table-cell>
          <table:table-cell office:value-type="string">
            <text:p> 25 </text:p>
          </table:table-cell>
          <table:table-cell office:value-type="string">
            <text:p> <text:s/>wild type enzyme + <text:s text:c="2"/>in the absenceof K+ + <text:s text:c="2"/>in 50 mM Mes-Tris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161.0</text:p>
          </table:table-cell>
          <table:table-cell office:value-type="string">
            <text:p> mutant enzyme E117K</text:p>
          </table:table-cell>
          <table:table-cell office:value-type="string">
            <text:p> <text:s/>6.0</text:p>
          </table:table-cell>
          <table:table-cell office:value-type="string">
            <text:p> 25 </text:p>
          </table:table-cell>
          <table:table-cell office:value-type="string">
            <text:p> <text:s/>in theabsence of K+ + <text:s text:c="2"/>in 50 mM Mes-Tris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1182.0</text:p>
          </table:table-cell>
          <table:table-cell office:value-type="string">
            <text:p>none</text:p>
          </table:table-cell>
          <table:table-cell office:value-type="string">
            <text:p> <text:s/>6.0</text:p>
          </table:table-cell>
          <table:table-cell office:value-type="string">
            <text:p> 25 </text:p>
          </table:table-cell>
          <table:table-cell office:value-type="string">
            <text:p> <text:s/>wild type enzyme + <text:s text:c="2"/>in thepresence of K+ + <text:s text:c="2"/>in 50 mM Mes-Tris + 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2.7.1.40</text:p>
          </table:table-cell>
          <table:table-cell office:value-type="string">
            <text:p>phosphoenolpyruvate</text:p>
          </table:table-cell>
          <table:table-cell office:value-type="string">
            <text:p>Homo sapiens</text:p>
          </table:table-cell>
          <table:table-cell office:value-type="string">
            <text:p>0.57</text:p>
          </table:table-cell>
          <table:table-cell office:value-type="string">
            <text:p> mutant PKM2G415R</text:p>
          </table:table-cell>
          <table:table-cell office:value-type="string">
            <text:p> <text:s/>7.6</text:p>
          </table:table-cell>
          <table:table-cell office:value-type="string">
            <text:p> 37</text:p>
          </table:table-cell>
          <table:table-cell office:value-type="string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4-18T16:57:47.216963</meta:creation-date>
    <dc:date>2024-04-18T16:57:47.229215</dc:date>
    <meta:generator>http://pypi.python.org/pypi/ezodf/0.1.0$Python3.11.7 (main, Dec 15 2023, 18:12:31) [GCC 11.2.0]</meta:generator>
    <meta:document-statistic/>
    <meta:editing-cycles>1</meta:editing-cycles>
  </office:meta>
</office:document-meta>
</file>